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163e" officeooo:paragraph-rsid="0003163e"/>
    </style:style>
    <style:style style:name="P2" style:family="paragraph" style:parent-style-name="Standard" style:list-style-name="L1">
      <style:text-properties officeooo:rsid="0003163e" officeooo:paragraph-rsid="0003163e"/>
    </style:style>
    <style:style style:name="P3" style:family="paragraph" style:parent-style-name="Standard" style:list-style-name="L1">
      <style:text-properties officeooo:rsid="0003163e" officeooo:paragraph-rsid="0003790d"/>
    </style:style>
    <style:style style:name="P4" style:family="paragraph" style:parent-style-name="Standard">
      <style:text-properties officeooo:rsid="0003163e" officeooo:paragraph-rsid="00076965"/>
    </style:style>
    <style:style style:name="P5" style:family="paragraph" style:parent-style-name="Standard" style:list-style-name="L1">
      <style:text-properties officeooo:rsid="0003790d" officeooo:paragraph-rsid="0003790d"/>
    </style:style>
    <style:style style:name="P6" style:family="paragraph" style:parent-style-name="Standard" style:list-style-name="L1">
      <style:text-properties officeooo:rsid="0003790d" officeooo:paragraph-rsid="00043f43"/>
    </style:style>
    <style:style style:name="P7" style:family="paragraph" style:parent-style-name="Standard">
      <style:text-properties fo:font-size="11pt" officeooo:rsid="0003163e" officeooo:paragraph-rsid="0003163e" style:font-size-asian="11pt" style:font-size-complex="11pt"/>
    </style:style>
    <style:style style:name="P8" style:family="paragraph" style:parent-style-name="Standard" style:list-style-name="L1">
      <style:text-properties fo:font-size="11pt" officeooo:rsid="00043f43" officeooo:paragraph-rsid="00043f43" style:font-size-asian="11pt" style:font-size-complex="11pt"/>
    </style:style>
    <style:style style:name="P9" style:family="paragraph" style:parent-style-name="Standard">
      <style:text-properties fo:font-size="11pt" officeooo:rsid="00043f43" officeooo:paragraph-rsid="00043f43" style:font-size-asian="11pt" style:font-size-complex="11pt"/>
    </style:style>
    <style:style style:name="P10" style:family="paragraph" style:parent-style-name="Standard">
      <style:text-properties fo:font-size="11pt" officeooo:rsid="0005f8d8" officeooo:paragraph-rsid="0005f8d8" style:font-size-asian="11pt" style:font-size-complex="11pt"/>
    </style:style>
    <style:style style:name="P11" style:family="paragraph" style:parent-style-name="Standard" style:list-style-name="L2">
      <style:text-properties fo:font-size="11pt" officeooo:rsid="0005f8d8" officeooo:paragraph-rsid="0005f8d8" style:font-size-asian="11pt" style:font-size-complex="11pt"/>
    </style:style>
    <style:style style:name="P12" style:family="paragraph" style:parent-style-name="Standard" style:list-style-name="L2">
      <style:text-properties fo:font-size="11pt" officeooo:rsid="000756ea" officeooo:paragraph-rsid="000756ea" style:font-size-asian="11pt" style:font-size-complex="11pt"/>
    </style:style>
    <style:style style:name="P13" style:family="paragraph" style:parent-style-name="Standard">
      <style:text-properties fo:color="#5300a8" fo:font-size="11pt" officeooo:rsid="00043f43" officeooo:paragraph-rsid="00043f43" style:font-size-asian="11pt" style:font-size-complex="11pt"/>
    </style:style>
    <style:style style:name="T1" style:family="text">
      <style:text-properties officeooo:rsid="0003163e"/>
    </style:style>
    <style:style style:name="T2" style:family="text">
      <style:text-properties fo:font-style="italic" style:font-style-asian="italic" style:font-style-complex="italic"/>
    </style:style>
    <style:style style:name="T3" style:family="text">
      <style:text-properties fo:font-style="italic" officeooo:rsid="00034ad2" style:font-style-asian="italic" style:font-style-complex="italic"/>
    </style:style>
    <style:style style:name="T4" style:family="text">
      <style:text-properties officeooo:rsid="00034ad2"/>
    </style:style>
    <style:style style:name="T5" style:family="text">
      <style:text-properties fo:font-style="normal" style:font-style-asian="normal" style:font-style-complex="normal"/>
    </style:style>
    <style:style style:name="T6" style:family="text">
      <style:text-properties fo:font-style="normal" officeooo:rsid="00043f43" style:font-style-asian="normal" style:font-style-complex="normal"/>
    </style:style>
    <style:style style:name="T7" style:family="text">
      <style:text-properties officeooo:rsid="00043f43"/>
    </style:style>
    <style:style style:name="T8" style:family="text">
      <style:text-properties officeooo:rsid="0005f8d8"/>
    </style:style>
    <style:style style:name="T9" style:family="text">
      <style:text-properties officeooo:rsid="000756ea"/>
    </style:style>
    <style:style style:name="T10" style:family="text">
      <style:text-properties officeooo:rsid="00076965"/>
    </style:style>
    <style:style style:name="T11" style:family="text">
      <style:text-properties fo:font-size="11pt" style:font-size-asian="11pt" style:font-size-complex="11pt"/>
    </style:style>
    <style:style style:name="T12" style:family="text">
      <style:text-properties fo:font-size="11pt" officeooo:rsid="00034ad2" style:font-size-asian="11pt" style:font-size-complex="11pt"/>
    </style:style>
    <style:style style:name="T13" style:family="text">
      <style:text-properties fo:font-size="11pt" officeooo:rsid="00043f43" style:font-size-asian="11pt" style:font-size-complex="11pt"/>
    </style:style>
    <style:style style:name="T14" style:family="text">
      <style:text-properties fo:font-size="11pt" fo:font-style="italic" style:font-size-asian="11pt" style:font-style-asian="italic" style:font-size-complex="11pt" style:font-style-complex="italic"/>
    </style:style>
    <style:style style:name="T15" style:family="text">
      <style:text-properties fo:font-size="11pt" fo:font-style="italic" officeooo:rsid="00034ad2" style:font-size-asian="11pt" style:font-style-asian="italic" style:font-size-complex="11pt" style:font-style-complex="italic"/>
    </style:style>
    <style:style style:name="T16" style:family="text">
      <style:text-properties fo:font-size="11pt" fo:font-style="normal" style:font-size-asian="11pt" style:font-style-asian="normal" style:font-size-complex="11pt" style:font-style-complex="normal"/>
    </style:style>
    <style:style style:name="T17" style:family="text">
      <style:text-properties fo:font-size="11pt" fo:font-style="normal" officeooo:rsid="00043f43" style:font-size-asian="11pt" style:font-style-asian="normal" style:font-size-complex="11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here are basically five major projects that I pursued in the last academic year:</text:p>
      <text:list xml:id="list3440381363" text:style-name="L1">
        <text:list-item>
          <text:p text:style-name="P2"><text:span text:style-name="T11">Conduct research to create a formal model for coordinate-free partial belief epistemology using differential geometry. There is a brief outline of this project accessible to non-specialists here: </text:span><text:a xlink:type="simple" xlink:href="http://philosophy.utoronto.ca/news/profile-on-epistemology-1" text:style-name="Internet_20_link" text:visited-style-name="Visited_20_Internet_20_Link"><text:span text:style-name="T11">http://philosophy.utoronto.ca/news/profile-on-epistemology-1</text:span></text:a><text:span text:style-name="T11">. My informal notes on this project are here: </text:span><text:a xlink:type="simple" xlink:href="https://www.overleaf.com/read/fbwksqssghgh" text:style-name="Internet_20_link" text:visited-style-name="Visited_20_Internet_20_Link"><text:span text:style-name="T11">https://www.overleaf.com/read/fbwksqssghgh</text:span></text:a><text:span text:style-name="T11">.</text:span></text:p>
        </text:list-item>
        <text:list-item>
          <text:p text:style-name="P3"><text:span text:style-name="T11">Prepare a paper on Hannes Leitgeb and Richard Pettigrew’s “geometry of reason” for publication. The paper is based on a chapter of my dissertation. It has gone through several rounds of R&amp;Rs (revise and resubmit) for the journal </text:span><text:span text:style-name="T14">Erkenntnis </text:span><text:span text:style-name="T11">last year </text:span><text:span text:style-name="T12">(I submitted the most recent version on July 22, 2018)</text:span><text:span text:style-name="T11">. </text:span><text:span text:style-name="T12">Based on the reviewers’ comments, I am fairly confident that the following version will either be published or published with minor changes: </text:span><text:a xlink:type="simple" xlink:href="https://www.overleaf.com/read/pcnqfgjxzsjc" text:style-name="Internet_20_link" text:visited-style-name="Visited_20_Internet_20_Link"><text:span text:style-name="T12">https://www.overleaf.com/read/pcnqfgjxzsjc</text:span></text:a><text:span text:style-name="T12">. </text:span><text:span text:style-name="T15">Erkenntnis</text:span><text:span text:style-name="T12"> is #6 in the top twenty philosophy journals according to Google Scholar (see </text:span><text:a xlink:type="simple" xlink:href="https://scholar.google.com/citations?view_op=top_venues&amp;hl=en&amp;vq=hum_philosophy" text:style-name="Internet_20_link" text:visited-style-name="Visited_20_Internet_20_Link"><text:span text:style-name="T12">here</text:span></text:a><text:span text:style-name="T12">). </text:span></text:p>
        </text:list-item>
        <text:list-item>
          <text:p text:style-name="P5"><text:span text:style-name="T11">Write a paper on trust entitled “Subordinating Trust to Text: A Hermeneutic Reversal” in response to a </text:span><text:span text:style-name="T14">Call for Papers </text:span><text:span text:style-name="T11">by the Italian philosophy journal </text:span><text:a xlink:type="simple" xlink:href="http://www.rivistateoria.eu/" text:style-name="Internet_20_link" text:visited-style-name="Visited_20_Internet_20_Link"><text:span text:style-name="T14">Teoria</text:span></text:a><text:span text:style-name="T16">. The submission was accepted on July 18, 2018, and will appear in a special </text:span><text:span text:style-name="T17">issue</text:span><text:span text:style-name="T16"> of the journal in 2019.</text:span><text:span text:style-name="T11"> </text:span></text:p>
        </text:list-item>
        <text:list-item>
          <text:p text:style-name="P6"><text:span text:style-name="T11">Write a paper on </text:span><text:span text:style-name="T13">Franz Kafka</text:span><text:span text:style-name="T11"> entitled “</text:span><text:span text:style-name="T13">Moral Necessity and the Implementation of Modernity</text:span><text:span text:style-name="T11">” in response to a </text:span><text:span text:style-name="T14">Call for Papers </text:span><text:span text:style-name="T11">by the </text:span><text:a xlink:type="simple" xlink:href="http://pjaesthetics.uj.edu.pl/en_GB/current" text:style-name="Internet_20_link" text:visited-style-name="Visited_20_Internet_20_Link"><text:span text:style-name="T13">Polish Journal of Aesthetics</text:span></text:a><text:span text:style-name="T16">. The submission </text:span><text:span text:style-name="T17">deadline is December 31, 2018, and the paper is completed</text:span><text:span text:style-name="T16">.</text:span><text:span text:style-name="T11"> </text:span></text:p>
        </text:list-item>
        <text:list-item>
          <text:p text:style-name="P8">Teach one course in the Fall of 2017 on hermeneutics; and one course in the Spring of 2018 on Friedrich Nietzsche, both in the philosophy department at the University of British Columbia. Enrolment in both courses was 60<text:span text:style-name="T8">-</text:span>70 students. Here is a student’s comment on the evaluation form: </text:p>
        </text:list-item>
      </text:list>
      <text:p text:style-name="P9"/>
      <text:p text:style-name="P13">“This is my first philosophy course and I'm captivated. I love how Prof. Lukits chose philosophers with opposing or supplementing points in various topics covered in this course. His lecture is stimulating and brings a lot of clarity to my mind. He is humble, yet, not shy in providing his own theory/opinions. His arguments are precise and elegant. He occasionally threw in some examples from life (movie etc.) to illustrate some philosophical points which are always fun to listen. I'm greatly inspired by Nietzche's writings on the genealogy or morality and will to power as I found them liberating. Multiple interpretations of his genealogy are intriguing. I also liked several papers around the personal identity topic—Parfit is a good read. Wish we had more time to investigate Marxism a bit more, however that is probably another course itself.”</text:p>
      <text:p text:style-name="P9"/>
      <text:p text:style-name="P10">In the following, I want to answer the specific questions asked on the Annual Progress Report form.</text:p>
      <text:p text:style-name="P10"/>
      <text:list xml:id="list1134831647" text:style-name="L2">
        <text:list-item>
          <text:p text:style-name="P11">The progress met the objectives set at the beginning of the year. I was hoping to have the geometry of reason paper published by now, but publication in the very imminent future should be a formality. I am quite happy about the publication of the paper on the concept of trust, and the research on coordinate-free <text:span text:style-name="T1">partial belief epistemology </text:span>is going well. Producing a publishable paper on this topic is the objective for year two of my postdoctoral fellowship.</text:p>
        </text:list-item>
        <text:list-item>
          <text:p text:style-name="P11">I have primarily focused on teaching experience, since I have collected a long list of conference presentations during my PhD years. I taught two courses at UBC in the philosophy department as a sessional lecturer.</text:p>
        </text:list-item>
        <text:list-item>
          <text:p text:style-name="P11">The infrastructure provided by the University of Toronto has been excellent. The department has provided me with an office, library access which I use extensively, and many friendly and knowledgable colleagues who have provided guidance and support.</text:p>
        </text:list-item>
        <text:list-item>
          <text:p text:style-name="P11">See <text:span text:style-name="T9">the last bullet in the previous list.</text:span></text:p>
        </text:list-item>
        <text:list-item>
          <text:p text:style-name="P12">Because I was mainly offsite, I was not highly involved in departmental activities in the philosophy department at the University of Toronto. Franz Huber kindly invited m<text:span text:style-name="T10">e</text:span> to the Formal Epistemology Workshop <text:span text:style-name="T10">held in Toronto June 12-14, 201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03163e" officeooo:paragraph-rsid="00076965"/>
    </style:style>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Annual Progress Report <text:s text:c="22"/><text:span text:style-name="MT1">Stefan Lukits</text:span> <text:s text:c="17"/>Postdoctoral Fellowship 756-2017-028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6:11:40.574663449</meta:creation-date>
    <meta:generator>LibreOffice/5.3.1.2$Linux_X86_64 LibreOffice_project/30m0$Build-2</meta:generator>
    <dc:date>2018-08-27T17:21:25.358272697</dc:date>
    <meta:editing-duration>PT7M8S</meta:editing-duration>
    <meta:editing-cycles>3</meta:editing-cycles>
    <meta:document-statistic meta:table-count="0" meta:image-count="0" meta:object-count="0" meta:page-count="1" meta:paragraph-count="14" meta:word-count="644" meta:character-count="4085" meta:non-whitespace-character-count="3423"/>
  </office:meta>
</office:document-meta>
</file>